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Dresseur</text:p>
          </table:table-cell>
          <table:table-cell office:value-type="string" calcext:value-type="string">
            <text:p>Nb pokes</text:p>
          </table:table-cell>
          <table:table-cell office:value-type="string" calcext:value-type="string">
            <text:p>Niveaux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lor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rrivée n° 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rrivée n 3;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rrivée 11,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bire Magm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rrivée 13,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n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ivée 5, 10, 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hampi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 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bire Magm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ok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4, 13, 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èn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4,14,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hamp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vressel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5, 14, 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tier NAV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7, 18, 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e 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 PIEGES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9,21,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e sous vel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lor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i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ene 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hamp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tte Myokara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, 23, 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ste cyclable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 21, 24, 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e 7(droite lavandia)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5, 21, 24, 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e 8 (gauche lavandia)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7, 21, 24, 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9:24:36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9:00:24.646000000</meta:creation-date>
    <dc:date>2020-10-08T21:41:00.441000000</dc:date>
    <meta:editing-duration>PT1H59M31S</meta:editing-duration>
    <meta:editing-cycles>5</meta:editing-cycles>
    <meta:generator>LibreOffice/7.0.1.2$Windows_X86_64 LibreOffice_project/7cbcfc562f6eb6708b5ff7d7397325de9e764452</meta:generator>
    <meta:document-statistic meta:table-count="1" meta:cell-count="276" meta:object-count="0"/>
  </office:meta>
</office:document-meta>
</file>